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,Refere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tisch.arpa.,[RFC903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p-noob.arpa.,[RFC914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me.arpa.,[RFC8375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0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4.169.in-addr.arpa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8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9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0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1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2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3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4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5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6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7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8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9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0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1.17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0.0.0.192.in-addr.arpa.,[RFC888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71.0.0.192.in-addr.arpa.,[RFC888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68.192.in-addr.arpa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8.e.f.ip6.arpa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9.e.f.ip6.arpa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.e.f.ip6.arpa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.e.f.ip6.arpa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v4only.arpa.,[RFC8880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ample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ample.com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ample.net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ample.org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alid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.,[RFC6762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host.,[RFC6761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.,[RFC7686]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st.,[RFC6761]</text:p>
          </table:table-cell>
          <table:table-cell table:number-columns-repeated="16383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421</meta:generator>
    <dc:creator>X</dc:creator>
    <meta:creation-date>2022-06-28T00:34:18Z</meta:creation-date>
    <dc:date>2022-06-28T00:34:55Z</dc:date>
  </office:meta>
</office:document-meta>
</file>